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svg:stroke-color="#ccccff" draw:fill="solid" draw:fill-color="#0084d1" draw:textarea-horizontal-align="justify" draw:textarea-vertical-align="middle" draw:auto-grow-height="false" fo:min-height="0cm" fo:min-width="0cm"/>
    </style:style>
    <style:style style:name="gr2" style:family="graphic" style:parent-style-name="standard">
      <style:graphic-properties draw:stroke="none" svg:stroke-color="#000000" draw:fill="solid" draw:fill-color="#808080" draw:textarea-horizontal-align="justify" draw:textarea-vertical-align="middle" draw:auto-grow-height="false" fo:min-height="0cm" fo:min-width="0cm" fo:wrap-option="no-wrap"/>
    </style:style>
    <style:style style:name="gr3" style:family="graphic" style:parent-style-name="standard">
      <style:graphic-properties draw:stroke="none" draw:fill="solid" draw:fill-color="#ffff00" draw:textarea-horizontal-align="justify" draw:textarea-vertical-align="middle" draw:auto-grow-height="false"/>
    </style:style>
    <style:style style:name="gr4" style:family="graphic" style:parent-style-name="standard">
      <style:graphic-properties draw:fill="solid" draw:fill-color="#ffb515" draw:textarea-vertical-align="middle" draw:auto-grow-height="false" fo:min-height="0.749cm" fo:min-width="0.499cm"/>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fo:min-height="0.884cm"/>
    </style:style>
    <style:style style:name="gr8" style:family="graphic" style:parent-style-name="standard">
      <style:graphic-properties draw:textarea-horizontal-align="justify" draw:textarea-vertical-align="middle" draw:auto-grow-height="false" fo:min-height="0cm" fo:min-width="0cm"/>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graphic-properties draw:fill="solid" draw:fill-color="#ffb515" draw:textarea-horizontal-align="justify" draw:textarea-vertical-align="middle" draw:auto-grow-height="false"/>
    </style:style>
    <style:style style:name="P1" style:family="paragraph">
      <style:paragraph-properties fo:text-align="center"/>
    </style:style>
    <style:style style:name="P2" style:family="paragraph">
      <style:text-properties fo:font-size="12pt" style:font-size-asian="12pt" style:font-size-complex="12pt"/>
    </style:style>
    <style:style style:name="P3" style:family="paragraph">
      <style:text-properties fo:font-size="8pt" style:font-size-asian="8pt" style:font-size-complex="8pt"/>
    </style:style>
    <style:style style:name="P4" style:family="paragraph">
      <style:paragraph-properties fo:text-align="center"/>
      <style:text-properties fo:font-size="14pt" style:font-size-asian="14pt" style:font-size-complex="14pt"/>
    </style:style>
    <style:style style:name="P5" style:family="paragraph">
      <style:text-properties fo:font-size="10pt" style:font-size-asian="10pt" style:font-size-complex="10pt"/>
    </style:style>
    <style:style style:name="T1" style:family="text">
      <style:text-properties fo:font-size="12pt" style:font-size-asian="12pt" style:font-size-complex="12pt"/>
    </style:style>
    <style:style style:name="T2" style:family="text">
      <style:text-properties fo:font-size="8pt" style:font-size-asian="8pt" style:font-size-complex="8pt"/>
    </style:style>
    <style:style style:name="T3" style:family="text">
      <style:text-properties fo:font-size="14pt" style:font-size-asian="14pt" style:font-size-complex="14pt"/>
    </style:style>
    <style:style style:name="T4"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7.039cm" svg:height="11.623cm" svg:x="11.646cm" svg:y="3.308cm">
          <text:p text:style-name="P1"/>
          <draw:enhanced-geometry svg:viewBox="0 0 21600 21600" draw:type="rectangle" draw:enhanced-path="M 0 0 L 21600 0 21600 21600 0 21600 0 0 Z N"/>
        </draw:custom-shape>
        <draw:custom-shape draw:style-name="gr2" draw:text-style-name="P1" draw:layer="layout" svg:width="2.221cm" svg:height="1.819cm" svg:x="16.158cm" svg:y="5.90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 draw:layer="layout" svg:width="2.457cm" svg:height="2.457cm" svg:x="11.74cm" svg:y="4.371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1" draw:text-style-name="P1" draw:layer="layout" svg:width="7.039cm" svg:height="11.623cm" svg:x="2.481cm" svg:y="6.946cm">
          <text:p/>
          <draw:enhanced-geometry svg:viewBox="0 0 21600 21600" draw:type="rectangle" draw:enhanced-path="M 0 0 L 21600 0 21600 21600 0 21600 0 0 Z N"/>
        </draw:custom-shape>
        <draw:custom-shape draw:style-name="gr1" draw:text-style-name="P1" draw:layer="layout" svg:width="7.039cm" svg:height="11.623cm" svg:x="20.908cm" svg:y="6.946cm">
          <text:p/>
          <draw:enhanced-geometry svg:viewBox="0 0 21600 21600" draw:type="rectangle" draw:enhanced-path="M 0 0 L 21600 0 21600 21600 0 21600 0 0 Z N"/>
        </draw:custom-shape>
        <draw:custom-shape draw:style-name="gr4" draw:text-style-name="P1" draw:layer="layout" svg:width="3.449cm" svg:height="3.449cm" svg:x="16.938cm" svg:y="13.205cm">
          <text:p/>
          <draw:enhanced-geometry draw:glue-point-type="segments" draw:type="mso-spt100" draw:modifiers="-90 179.980747386641"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 draw:text-style-name="P1" draw:layer="layout" svg:width="3.449cm" svg:height="3.449cm" svg:x="9.944cm" svg:y="13.181cm">
          <text:p/>
          <draw:enhanced-geometry draw:glue-point-type="segments" draw:mirror-horizontal="true" draw:type="mso-spt100" draw:modifiers="-90 179.980747386641"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line draw:style-name="gr5" draw:text-style-name="P1" draw:layer="layout" svg:x1="11.433cm" svg:y1="13.914cm" svg:x2="9.614cm" svg:y2="13.914cm">
          <text:p/>
        </draw:line>
        <draw:line draw:style-name="gr5" draw:text-style-name="P1" draw:layer="layout" svg:x1="18.85cm" svg:y1="13.914cm" svg:x2="20.669cm" svg:y2="13.914cm">
          <text:p/>
        </draw:line>
        <draw:frame draw:style-name="gr6" draw:text-style-name="P2" draw:layer="layout" svg:width="2.902cm" svg:height="0.729cm" svg:x="13.559cm" svg:y="2.292cm">
          <draw:text-box>
            <text:p text:style-name="P2"><text:span text:style-name="T1">Main-Activity</text:span></text:p>
          </draw:text-box>
        </draw:frame>
        <draw:frame draw:style-name="gr6" draw:text-style-name="P2" draw:layer="layout" svg:width="2.225cm" svg:height="0.729cm" svg:x="23.321cm" svg:y="6.064cm">
          <draw:text-box>
            <text:p text:style-name="P2"><text:span text:style-name="T1">Messung</text:span></text:p>
          </draw:text-box>
        </draw:frame>
        <draw:frame draw:style-name="gr6" draw:text-style-name="P2" draw:layer="layout" svg:width="1.624cm" svg:height="0.729cm" svg:x="4.845cm" svg:y="6.079cm">
          <draw:text-box>
            <text:p text:style-name="P2"><text:span text:style-name="T1">Werte</text:span></text:p>
          </draw:text-box>
        </draw:frame>
        <draw:frame draw:style-name="gr7" draw:layer="layout" svg:width="6.441cm" svg:height="1.134cm" svg:x="1cm" svg:y="1.205cm">
          <draw:text-box>
            <text:p>Strom-App Screens</text:p>
          </draw:text-box>
        </draw:frame>
        <draw:custom-shape draw:style-name="gr8" draw:text-style-name="P1" draw:layer="layout" svg:width="2.693cm" svg:height="3.638cm" svg:x="12.26cm" svg:y="8.174cm">
          <text:p text:style-name="P1">Charg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2.693cm" svg:height="3.638cm" svg:x="15.331cm" svg:y="8.175cm">
          <text:p text:style-name="P1">Wam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4.843cm" svg:height="1.441cm" svg:x="12.756cm" svg:y="5.434cm">
          <text:p text:style-name="P1">Aktueller Wer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2" draw:layer="layout" svg:width="3.156cm" svg:height="0.729cm" svg:x="13.441cm" svg:y="4.678cm">
          <draw:text-box>
            <text:p><text:span text:style-name="T1">Aktueller Wert</text:span></text:p>
          </draw:text-box>
        </draw:frame>
        <draw:frame draw:style-name="gr6" draw:text-style-name="P3" draw:layer="layout" svg:width="4.384cm" svg:height="0.573cm" svg:x="13.087cm" svg:y="6.804cm">
          <draw:text-box>
            <text:p text:style-name="P3"><text:span text:style-name="T2">Letzte Aktualisierung: 10:18:49</text:span></text:p>
          </draw:text-box>
        </draw:frame>
        <draw:custom-shape draw:style-name="gr9" draw:text-style-name="P1" draw:layer="layout" svg:width="0.218cm" svg:height="0.311cm" svg:x="11.922cm" svg:y="14.412cm">
          <text:p/>
          <draw:enhanced-geometry svg:viewBox="0 0 21600 21600" draw:type="rectangle" draw:enhanced-path="M 0 0 L 21600 0 21600 21600 0 21600 0 0 Z N"/>
        </draw:custom-shape>
        <draw:custom-shape draw:style-name="gr9" draw:text-style-name="P1" draw:layer="layout" svg:width="0.218cm" svg:height="0.607cm" svg:x="12.794cm" svg:y="14.116cm">
          <text:p/>
          <draw:enhanced-geometry svg:viewBox="0 0 21600 21600" draw:type="rectangle" draw:enhanced-path="M 0 0 L 21600 0 21600 21600 0 21600 0 0 Z N"/>
        </draw:custom-shape>
        <draw:custom-shape draw:style-name="gr9" draw:text-style-name="P1" draw:layer="layout" svg:width="0.218cm" svg:height="1.074cm" svg:x="12.358cm" svg:y="13.649cm">
          <text:p/>
          <draw:enhanced-geometry svg:viewBox="0 0 21600 21600" draw:type="rectangle" draw:enhanced-path="M 0 0 L 21600 0 21600 21600 0 21600 0 0 Z N"/>
        </draw:custom-shape>
        <draw:custom-shape draw:style-name="gr9" draw:text-style-name="P1" draw:layer="layout" svg:width="1.276cm" svg:height="1.276cm" draw:transform="rotate (0.837758040957278) translate (17.2cm 14.459cm)">
          <text:p/>
          <draw:enhanced-geometry svg:viewBox="0 0 21600 21600" draw:type="block-arc" draw:modifiers="-172.385288057969 7977.94909017884"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9" draw:text-style-name="P1" draw:layer="layout" svg:width="0.001cm" svg:height="0.047cm" svg:x="20.046cm" svg:y="16.435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9" draw:text-style-name="P1" draw:layer="layout" svg:width="0.856cm" svg:height="0.42cm" draw:transform="rotate (2.28271612868338) translate (18.308cm 14.926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10" draw:text-style-name="P1" draw:layer="layout" svg:width="4.476cm" svg:height="1.367cm" svg:x="22.312cm" svg:y="16.427cm">
          <text:p text:style-name="P1">Start</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8" draw:text-style-name="P1" draw:layer="layout" svg:width="4.843cm" svg:height="1.441cm" svg:x="21.994cm" svg:y="9.955cm">
          <text:p text:style-name="P1">Diff</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4" draw:layer="layout" svg:width="3.09cm" svg:height="1.441cm" svg:x="22.863cm" svg:y="8.212cm">
          <text:p text:style-name="P4"><text:span text:style-name="T3">M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4" draw:layer="layout" svg:width="3.09cm" svg:height="1.441cm" svg:x="22.909cm" svg:y="11.674cm">
          <text:p text:style-name="P4"><text:span text:style-name="T3">M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 draw:layer="layout" svg:width="1.323cm" svg:height="1.345cm" svg:x="21.145cm" svg:y="7.077cm">
          <text:p/>
          <draw:enhanced-geometry svg:viewBox="0 0 21600 21600" draw:text-areas="?f7 ?f0 21600 ?f2" draw:type="left-arrow" draw:modifiers="9005.43806646526 6386.9242199108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1.323cm" svg:height="1.345cm" svg:x="2.712cm" svg:y="7.077cm">
          <text:p/>
          <draw:enhanced-geometry svg:viewBox="0 0 21600 21600" draw:text-areas="?f7 ?f0 21600 ?f2" draw:type="left-arrow" draw:modifiers="9005.43806646526 6386.9242199108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4" draw:layer="layout" svg:width="4.843cm" svg:height="1.441cm" svg:x="22.083cm" svg:y="14.1cm">
          <text:p text:style-name="P4"><text:span text:style-name="T3">Aktueller We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5" draw:layer="layout" svg:width="2.695cm" svg:height="0.649cm" svg:x="23.142cm" svg:y="13.498cm">
          <draw:text-box>
            <text:p text:style-name="P5"><text:span text:style-name="T4">Aktueller Wert</text:span></text:p>
          </draw:text-box>
        </draw:frame>
        <draw:frame draw:style-name="gr6" draw:text-style-name="P3" draw:layer="layout" svg:width="4.384cm" svg:height="0.573cm" svg:x="22.414cm" svg:y="15.47cm">
          <draw:text-box>
            <text:p text:style-name="P3"><text:span text:style-name="T2">Letzte Aktualisierung: 10:18:49</text:span></text:p>
          </draw:text-box>
        </draw:frame>
        <draw:frame draw:style-name="gr6" draw:text-style-name="P5" draw:layer="layout" svg:width="1.167cm" svg:height="0.649cm" svg:x="21.38cm" svg:y="8.737cm">
          <draw:text-box>
            <text:p text:style-name="P5"><text:span text:style-name="T4">Max</text:span></text:p>
          </draw:text-box>
        </draw:frame>
        <draw:frame draw:style-name="gr6" draw:text-style-name="P5" draw:layer="layout" svg:width="1.065cm" svg:height="0.649cm" svg:x="21.248cm" svg:y="11.935cm">
          <draw:text-box>
            <text:p text:style-name="P5"><text:span text:style-name="T4">Min</text:span></text:p>
          </draw:text-box>
        </draw:frame>
        <draw:frame draw:style-name="gr6" draw:text-style-name="P5" draw:layer="layout" svg:width="1.167cm" svg:height="0.649cm" svg:x="21.381cm" svg:y="8.738cm">
          <draw:text-box>
            <text:p text:style-name="P5"><text:span text:style-name="T4">Max</text:span></text:p>
          </draw:text-box>
        </draw:frame>
        <draw:frame draw:style-name="gr6" draw:text-style-name="P5" draw:layer="layout" svg:width="1.018cm" svg:height="0.649cm" svg:x="21.05cm" svg:y="10.347cm">
          <draw:text-box>
            <text:p text:style-name="P5"><text:span text:style-name="T4">Diff</text:span></text:p>
          </draw:text-box>
        </draw:frame>
        <draw:custom-shape draw:style-name="gr8" draw:text-style-name="P4" draw:layer="layout" svg:width="4.843cm" svg:height="0.847cm" svg:x="3.683cm" svg:y="9.089cm">
          <text:p text:style-name="P4"><text:span text:style-name="T3">Aktueller We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5" draw:layer="layout" svg:width="2.695cm" svg:height="0.649cm" svg:x="4.757cm" svg:y="8.252cm">
          <draw:text-box>
            <text:p text:style-name="P5"><text:span text:style-name="T4">Aktueller Wert</text:span></text:p>
          </draw:text-box>
        </draw:frame>
        <draw:frame draw:style-name="gr6" draw:text-style-name="P3" draw:layer="layout" svg:width="4.384cm" svg:height="0.573cm" svg:x="3.871cm" svg:y="17.698cm">
          <draw:text-box>
            <text:p text:style-name="P3"><text:span text:style-name="T2">Letzte Aktualisierung: 10:18:49</text:span></text:p>
          </draw:text-box>
        </draw:frame>
        <draw:custom-shape draw:style-name="gr8" draw:text-style-name="P4" draw:layer="layout" svg:width="4.843cm" svg:height="0.847cm" svg:x="3.683cm" svg:y="10.96cm">
          <text:p text:style-name="P4"><text:span text:style-name="T3">Einspeisu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5" draw:layer="layout" svg:width="3.444cm" svg:height="0.649cm" svg:x="4.382cm" svg:y="10.123cm">
          <draw:text-box>
            <text:p text:style-name="P5"><text:span text:style-name="T4">Einspeisung Heute</text:span></text:p>
          </draw:text-box>
        </draw:frame>
        <draw:custom-shape draw:style-name="gr8" draw:text-style-name="P4" draw:layer="layout" svg:width="4.843cm" svg:height="0.847cm" svg:x="3.683cm" svg:y="12.831cm">
          <text:p text:style-name="P4"><text:span text:style-name="T3">Bezu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5" draw:layer="layout" svg:width="2.53cm" svg:height="0.649cm" svg:x="4.839cm" svg:y="11.995cm">
          <draw:text-box>
            <text:p text:style-name="P5"><text:span text:style-name="T4">Bezug Heute</text:span></text:p>
          </draw:text-box>
        </draw:frame>
        <draw:custom-shape draw:style-name="gr8" draw:text-style-name="P4" draw:layer="layout" svg:width="4.843cm" svg:height="0.847cm" svg:x="3.683cm" svg:y="14.703cm">
          <text:p text:style-name="P4"><text:span text:style-name="T3">Einspeisu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5" draw:layer="layout" svg:width="3.741cm" svg:height="0.649cm" svg:x="4.234cm" svg:y="13.866cm">
          <draw:text-box>
            <text:p text:style-name="P5"><text:span text:style-name="T4">Einspeisung Gesamt</text:span></text:p>
          </draw:text-box>
        </draw:frame>
        <draw:custom-shape draw:style-name="gr8" draw:text-style-name="P4" draw:layer="layout" svg:width="4.843cm" svg:height="0.847cm" svg:x="3.683cm" svg:y="16.573cm">
          <text:p text:style-name="P4"><text:span text:style-name="T3">Bezu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5" draw:layer="layout" svg:width="2.826cm" svg:height="0.649cm" svg:x="4.691cm" svg:y="15.737cm">
          <draw:text-box>
            <text:p text:style-name="P5"><text:span text:style-name="T4">Bezug Gesamt</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Daniel Hirscher</meta:initial-creator>
    <meta:creation-date>2014-09-22T19:00:42.567981570</meta:creation-date>
    <dc:date>2014-09-22T19:19:45.084490943</dc:date>
    <dc:creator>Daniel Hirscher</dc:creator>
    <meta:editing-duration>PT18M25S</meta:editing-duration>
    <meta:editing-cycles>12</meta:editing-cycles>
    <meta:generator>LibreOffice/4.2.6.3$Linux_X86_64 LibreOffice_project/420m0$Build-3</meta:generator>
    <meta:document-statistic meta:object-count="48"/>
  </office:meta>
</office:document-meta>
</file>